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" svg:font-family="Arial" style:font-family-generic="swiss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"/>
    </style:style>
    <style:style style:name="P2" style:family="paragraph" style:parent-style-name="Standard">
      <style:text-properties style:font-name="Arial " officeooo:rsid="000e6c8f" officeooo:paragraph-rsid="000e6c8f"/>
    </style:style>
    <style:style style:name="P3" style:family="paragraph" style:parent-style-name="Standard">
      <style:text-properties style:font-name="Arial " officeooo:rsid="00106ad9" officeooo:paragraph-rsid="00106ad9"/>
    </style:style>
    <style:style style:name="P4" style:family="paragraph" style:parent-style-name="Standard">
      <style:text-properties style:font-name="Arial " officeooo:rsid="001172e5" officeooo:paragraph-rsid="001172e5"/>
    </style:style>
    <style:style style:name="P5" style:family="paragraph" style:parent-style-name="Standard">
      <style:text-properties style:font-name="Arial " officeooo:rsid="0012a435" officeooo:paragraph-rsid="0012a435"/>
    </style:style>
    <style:style style:name="P6" style:family="paragraph" style:parent-style-name="Standard">
      <style:text-properties style:font-name="Arial " officeooo:rsid="0014235a" officeooo:paragraph-rsid="0014235a"/>
    </style:style>
    <style:style style:name="P7" style:family="paragraph" style:parent-style-name="Standard">
      <style:text-properties style:font-name="Arial " officeooo:rsid="001448cb" officeooo:paragraph-rsid="001448cb"/>
    </style:style>
    <style:style style:name="P8" style:family="paragraph" style:parent-style-name="Standard">
      <style:text-properties style:font-name="Arial " officeooo:rsid="001448cb" officeooo:paragraph-rsid="0015eeef"/>
    </style:style>
    <style:style style:name="P9" style:family="paragraph" style:parent-style-name="Standard">
      <style:text-properties style:font-name="Arial " officeooo:rsid="0015eeef" officeooo:paragraph-rsid="0015eeef"/>
    </style:style>
    <style:style style:name="P10" style:family="paragraph" style:parent-style-name="Standard">
      <style:text-properties style:font-name="Arial " officeooo:rsid="0017d23d" officeooo:paragraph-rsid="0017d23d"/>
    </style:style>
    <style:style style:name="P11" style:family="paragraph" style:parent-style-name="Standard">
      <style:text-properties style:font-name="Arial " officeooo:rsid="00189d23" officeooo:paragraph-rsid="00189d23"/>
    </style:style>
    <style:style style:name="P12" style:family="paragraph" style:parent-style-name="Standard">
      <style:text-properties style:font-name="Arial " officeooo:rsid="0019cd74" officeooo:paragraph-rsid="0019cd74"/>
    </style:style>
    <style:style style:name="P13" style:family="paragraph" style:parent-style-name="Standard">
      <style:text-properties style:font-name="Arial " officeooo:rsid="0019cd74" officeooo:paragraph-rsid="001adbbe"/>
    </style:style>
    <style:style style:name="P14" style:family="paragraph" style:parent-style-name="Standard">
      <style:text-properties style:font-name="Arial " officeooo:rsid="001adbbe" officeooo:paragraph-rsid="001adbbe"/>
    </style:style>
    <style:style style:name="P15" style:family="paragraph" style:parent-style-name="Standard">
      <style:text-properties style:font-name="Arial " officeooo:rsid="001b5f21" officeooo:paragraph-rsid="001b5f21"/>
    </style:style>
    <style:style style:name="P16" style:family="paragraph" style:parent-style-name="Standard">
      <style:paragraph-properties fo:text-align="center" style:justify-single-word="false"/>
      <style:text-properties fo:color="#800000" style:font-name="Arial " fo:font-size="18pt" fo:font-style="italic" style:text-underline-style="solid" style:text-underline-width="auto" style:text-underline-color="font-color" fo:font-weight="bold" officeooo:rsid="000e6c8f" officeooo:paragraph-rsid="000e6c8f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text-properties fo:color="#7f00ff" style:font-name="Arial " fo:font-weight="bold" officeooo:rsid="000e6c8f" officeooo:paragraph-rsid="000e6c8f" style:font-weight-asian="bold" style:font-weight-complex="bold"/>
    </style:style>
    <style:style style:name="P18" style:family="paragraph" style:parent-style-name="Standard">
      <style:text-properties fo:color="#7f00ff" style:font-name="Arial " fo:font-weight="bold" officeooo:rsid="001172e5" officeooo:paragraph-rsid="001172e5" style:font-weight-asian="bold" style:font-weight-complex="bold"/>
    </style:style>
    <style:style style:name="P19" style:family="paragraph" style:parent-style-name="Standard">
      <style:text-properties fo:color="#7f00ff" style:font-name="Arial " fo:font-weight="bold" officeooo:rsid="001448cb" officeooo:paragraph-rsid="001448cb" style:font-weight-asian="bold" style:font-weight-complex="bold"/>
    </style:style>
    <style:style style:name="P20" style:family="paragraph" style:parent-style-name="Standard">
      <style:text-properties fo:color="#7f00ff" style:font-name="Arial " fo:font-weight="bold" officeooo:rsid="0017d23d" officeooo:paragraph-rsid="0017d23d" style:font-weight-asian="bold" style:font-weight-complex="bold"/>
    </style:style>
    <style:style style:name="P21" style:family="paragraph" style:parent-style-name="Standard">
      <style:text-properties fo:color="#7f00ff" style:font-name="Arial " fo:font-weight="bold" officeooo:rsid="0019cd74" officeooo:paragraph-rsid="0019cd74" style:font-weight-asian="bold" style:font-weight-complex="bold"/>
    </style:style>
    <style:style style:name="P22" style:family="paragraph" style:parent-style-name="Standard">
      <style:text-properties fo:color="#ff0000" style:font-name="Arial " fo:font-weight="bold" officeooo:rsid="001172e5" officeooo:paragraph-rsid="001172e5" style:font-weight-asian="bold" style:font-weight-complex="bold"/>
    </style:style>
    <style:style style:name="P23" style:family="paragraph" style:parent-style-name="Standard">
      <style:text-properties fo:color="#ff0000" style:font-name="Arial " fo:font-weight="bold" officeooo:rsid="0015eeef" officeooo:paragraph-rsid="0015eeef" style:font-weight-asian="bold" style:font-weight-complex="bold"/>
    </style:style>
    <style:style style:name="P24" style:family="paragraph" style:parent-style-name="Standard">
      <style:text-properties fo:color="#ff0000" style:font-name="Arial " fo:font-weight="bold" officeooo:rsid="0019cd74" officeooo:paragraph-rsid="0019cd74" style:font-weight-asian="bold" style:font-weight-complex="bold"/>
    </style:style>
    <style:style style:name="P25" style:family="paragraph" style:parent-style-name="Standard">
      <style:text-properties fo:color="#00a800" style:font-name="Arial " officeooo:rsid="001172e5" officeooo:paragraph-rsid="001172e5"/>
    </style:style>
    <style:style style:name="P26" style:family="paragraph" style:parent-style-name="Standard">
      <style:text-properties fo:color="#00a800" style:font-name="Arial " officeooo:rsid="0012a435" officeooo:paragraph-rsid="0012a435"/>
    </style:style>
    <style:style style:name="P27" style:family="paragraph" style:parent-style-name="Standard">
      <style:text-properties fo:color="#00a800" style:font-name="Arial " officeooo:rsid="0014235a" officeooo:paragraph-rsid="0014235a"/>
    </style:style>
    <style:style style:name="P28" style:family="paragraph" style:parent-style-name="Standard">
      <style:text-properties fo:color="#00a800" style:font-name="Arial " officeooo:rsid="001448cb" officeooo:paragraph-rsid="001448cb"/>
    </style:style>
    <style:style style:name="P29" style:family="paragraph" style:parent-style-name="Standard">
      <style:text-properties style:font-name="Segoe Script" officeooo:rsid="0019cd74" officeooo:paragraph-rsid="0019cd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06ad9" style:font-size-asian="14pt" style:font-weight-asian="bold" style:font-size-complex="14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1172e5"/>
    </style:style>
    <style:style style:name="T7" style:family="text">
      <style:text-properties officeooo:rsid="0012a435"/>
    </style:style>
    <style:style style:name="T8" style:family="text">
      <style:text-properties officeooo:rsid="0014235a"/>
    </style:style>
    <style:style style:name="T9" style:family="text">
      <style:text-properties officeooo:rsid="001448cb"/>
    </style:style>
    <style:style style:name="T10" style:family="text">
      <style:text-properties officeooo:rsid="0015eeef"/>
    </style:style>
    <style:style style:name="T11" style:family="text">
      <style:text-properties style:font-name="Segoe Script" fo:font-style="italic" fo:font-weight="bold" officeooo:rsid="0015eeef" style:font-style-asian="italic" style:font-weight-asian="bold" style:font-style-complex="italic" style:font-weight-complex="bold"/>
    </style:style>
    <style:style style:name="T12" style:family="text">
      <style:text-properties officeooo:rsid="0017d23d"/>
    </style:style>
    <style:style style:name="T13" style:family="text">
      <style:text-properties officeooo:rsid="00189d23"/>
    </style:style>
    <style:style style:name="T14" style:family="text">
      <style:text-properties fo:color="#7f00ff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1adb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’église Franque </text:p>
      <text:p text:style-name="P1"/>
      <text:p text:style-name="P1"/>
      <text:p text:style-name="P17">Introduction </text:p>
      <text:p text:style-name="P2">- est une église chrétienne : deux figures impériales au rôle fondateur</text:p>
      <text:p text:style-name="P2"/>
      <text:p text:style-name="P2"><text:span text:style-name="T3">→ </text:span><text:span text:style-name="T2">IVe : siècle important</text:span><text:span text:style-name="T1"> </text:span>: deux empereur romain décision importante de la chrétienté, adopté après période de percussion </text:p>
      <text:p text:style-name="P3">- Constantin 306 337/ Edit de Milan : empereur Constantin : culte chrétien dan l’empire</text:p>
      <text:p text:style-name="P3">- deux figure impérial : Théodose Ier : par son Edit de 392 : ordonne fermture des temple paiens + arrêt des sacrifices</text:p>
      <text:p text:style-name="P3">= le christianisme devient religion officielle de l’empire = embryon de clergé qui émerge par la figure de l’évêque (chef de la petit communauté de chrétien = rassemble les fidèles)</text:p>
      <text:p text:style-name="P3">Les pères de l’église : premier théologien et évêque : aide à définir le dogme chrétien : régles des bons chrétiens : saint augustin, jerome, Chrysostome et Basile Césarée </text:p>
      <text:p text:style-name="P3">- naissance de l’arianisme </text:p>
      <text:p text:style-name="P3">= IV = important dans la naissance du christianisme </text:p>
      <text:p text:style-name="P3">- processus du christianisme pas aboutis au IV ainsi que sous les mérivingien (baptême de Clovis) : longue duré</text:p>
      <text:p text:style-name="P3"/>
      <text:p text:style-name="P3">→<text:span text:style-name="T2"> L’Église </text:span>: vient du ltin : Ecclesia : la communauté des fidèles, et insitution organisée et <text:span text:style-name="T6">hiérarchisée</text:span> rassemblant ceux qui consacrent leur vie à Dieu (clerc et moines) </text:p>
      <text:p text:style-name="P3">Le pape comme Saint Pierre (détient clef) = comme le chef de l’église </text:p>
      <text:p text:style-name="P3">= <text:span text:style-name="T6">institution</text:span> lente de l’église progresse VIII et IX e mais pas construction aboutis → attendre le XIe siècle </text:p>
      <text:p text:style-name="P3"/>
      <text:p text:style-name="P3">Processus de romanisation de l’église franque : se romanise arrête d’être franque pour devenir plus romain en empreinte la liturgie de Rome (sacramentaire qui explique la messe de Rome et le chants Grégorien) + le droit canonique depuis Rome se fait sous le règne de Charlemagne : collection Dionysi-Hadriana(offerte par Hadrien 1<text:span text:style-name="T4">er</text:span> à Charlemagne) </text:p>
      <text:p text:style-name="P4">= se romanise + église qui profite de la réforme intellectuelle encouragé par Charlemagne </text:p>
      <text:p text:style-name="P4"/>
      <text:p text:style-name="P4">réforme des moines </text:p>
      <text:p text:style-name="P4"/>
      <text:p text:style-name="P22">I. L’Héritage mérovingien</text:p>
      <text:p text:style-name="P4"/>
      <text:p text:style-name="P4">- Christianisation : touche les élites : Clovis puis se diffuse des élites vers population ordinaire et conserve un certains nombres de coutumes païenne même si christianisé. </text:p>
      <text:p text:style-name="P4">- Les villes plus christianisé comparer aux campagnes </text:p>
      <text:p text:style-name="P4">- Clergé régulier : ensemble hommes et femmes consacré au service de dieu qui vivent retirer du monde dans communauté dont organisé avec des règles (monastère mixes) </text:p>
      <text:p text:style-name="P4">- Clergé séculier : <text:s/>ensemble qui vivent dans le monde des laïques </text:p>
      <text:p text:style-name="P4">= passe d’un catégorie à l’autre : pas de frontière </text:p>
      <text:p text:style-name="P4"/>
      <text:p text:style-name="P18">A) Le clergé ségulier </text:p>
      <text:p text:style-name="P25">1. Evêque</text:p>
      <text:p text:style-name="P4"/>
      <text:p text:style-name="P4">apparu dans les milieu urbain : chef évêque : gens important d’appuis et auprès des population</text:p>
      <text:p text:style-name="P4">- évêque élu par le peuple (élite) puis le clergé puis acclamé par le peuple</text:p>
      <text:p text:style-name="P4"><text:soft-page-break/>- administre les territoires (diocèse ensemble des habitants sous l’autorité de l’évêque)</text:p>
      <text:p text:style-name="P4">- <text:span text:style-name="T7">certains évêques sont des métropolitain(ancêtre de l’archevêque) = il a autorité sur évêques. Il est évêque mais il est au dessus, il contrôle une province ecclésiastique </text:span></text:p>
      <text:p text:style-name="P5">suffragants </text:p>
      <text:p text:style-name="P5">- difficulté pour élir tout le monde veut que se soit son évêque de sa famille</text:p>
      <text:p text:style-name="P5"/>
      <text:p text:style-name="P26">2. Rôle religieux des évêques</text:p>
      <text:p text:style-name="P5"/>
      <text:p text:style-name="P5">- capital</text:p>
      <text:p text:style-name="P5">- Episcopos : surveillant : rôle fondamental : agit comme un pasteur&amp;guide (berger &amp; ses moutons) = attributs de l’évêque : crosse épiscopale <text:s/>+ mitre</text:p>
      <text:p text:style-name="P5">- responsable de l’administration des sacrements : <text:span text:style-name="T8">deux sacrements important :</text:span></text:p>
      <text:p text:style-name="P6">→ Eucharistie : manger l’ostie pour communié le corps du Christ </text:p>
      <text:p text:style-name="P6">→ Baptême : entrer dans la communauté des chrétien </text:p>
      <text:p text:style-name="P6">- Prédication : limite à prononcer à la messe le prêche ou sermon qui explique au fidèles les textes de la Bible + passer un message moral</text:p>
      <text:p text:style-name="P6">- Distribution alimentaire de la cité : assistance aux pauvres inscrits sur la Matricules (liste) = lieu grâce au dont des fidèles des riches de la cité= donc faire valoir leur autorité au seins de la cité</text:p>
      <text:p text:style-name="P6">- contrôle l’instruction,le bon état des mœurs, vérifier, appliquer les contenu de croyances …</text:p>
      <text:p text:style-name="P6">Pour fixer les règles des évêques qui doivent « donner » aux peuple : réunion Conciliaire, ou synodes = se mettre d’accord sur les règles des comportements … : règles misent à l’écrit (appelé la Législation synodale) MAIS rare </text:p>
      <text:p text:style-name="P6"/>
      <text:p text:style-name="P27">3. Le clergé inférieur</text:p>
      <text:p text:style-name="P6"/>
      <text:p text:style-name="P6">→<text:span text:style-name="T1"> Prêtre</text:span> : Ordination Sacerdotale : pour devenir prêtre, ne peuvent pas confirmer les enfants + diriger les autres<text:span text:style-name="T1"> prêtres</text:span> (réserver aux évêques) </text:p>
      <text:p text:style-name="P6">Quand prêtres : reçoit une part des pouvoirs de l’évêque : </text:p>
      <text:p text:style-name="P6">- peut baptisé</text:p>
      <text:p text:style-name="P6">- célébrer : la messe, l’eucharistie, faire des serment à la messe : délégation des pouvoir de l’évêque</text:p>
      <text:p text:style-name="P6"/>
      <text:p text:style-name="P6">→ <text:span text:style-name="T1">Diacres </text:span>: serviteurs </text:p>
      <text:p text:style-name="P6">→ <text:span text:style-name="T1">Sous-diacres</text:span> </text:p>
      <text:p text:style-name="P6">→ <text:span text:style-name="T1">Clercs mineurs</text:span> : pas ordination sacerdotale : pas possibilité de diriger le cultes aux-même </text:p>
      <text:p text:style-name="P6">= ils aident au quotidien leurs supérieurs : il peuvent garder leur femmes </text:p>
      <text:p text:style-name="P6">= sous l’autorité de l’évêque mais pas toujours car <text:span text:style-name="T9">beaucoup des prêtres associé à des église construite au frais des famille aristocratique : elles y mettent le déservant qu’elles veulent : ils sont indépendant contrairement à l’autorité de l’évêque = obéissent pas à l’évêque mais à la famille </text:span></text:p>
      <text:p text:style-name="P6"/>
      <text:p text:style-name="P7">Carolingien veulent un réforme pour réorganiser </text:p>
      <text:p text:style-name="P7"/>
      <text:p text:style-name="P19">B) les premiers moines </text:p>
      <text:p text:style-name="P7"/>
      <text:p text:style-name="P7">Moine (monachos : solitudes) </text:p>
      <text:p text:style-name="P7">- apparaît à la fin du IIIe</text:p>
      <text:p text:style-name="P7">- nouvelle manière de vivre la foie chrétienne</text:p>
      <text:p text:style-name="P7">- moine se distingue de ceux qui habite en ville sous l’autorité de l’évêque</text:p>
      <text:p text:style-name="P7"><text:soft-page-break/>- recherche la perfection dans un tête à tête avec Dieu = se caractérise par se retirer du Monde → dans le désert (c’est pour ça que les premiers moines on les appellent : les pères du désert) = le moine renonce aux biens matérielles, au contactes de ses semblables = vie D’ASCESE</text:p>
      <text:p text:style-name="P7">= attendre la perfection spirituelle en imitant les martyr </text:p>
      <text:p text:style-name="P7">= s’appelle martyr blanc (meilleur relation à dieu) / martyr rouge (chercher différences) </text:p>
      <text:p text:style-name="P7"/>
      <text:p text:style-name="P28">1. Ermites et Cénobites</text:p>
      <text:p text:style-name="P28"/>
      <text:p text:style-name="P7">-ERMITE : <text:s/>Saint-Antoine 250 356 : père des moines en Egypte : il est un ermite</text:p>
      <text:p text:style-name="P7">= retirer dans le désert, seule, sans compagnons, sauf qu’il attire du monde qui viennent lui demander des conseils … = ses ermites sont rejoint par des disciples. </text:p>
      <text:p text:style-name="P7">Chaque groupes vivent seules dans un cellule : pas de vie commune, ne partagent rien même si à côtés des autres. </text:p>
      <text:p text:style-name="P7">- CENOTISME : vie en communauté sous l’autorité d’une règle (regula) sous un abbé : organisme : chacun dépend des autres</text:p>
      <text:p text:style-name="P7"/>
      <text:p text:style-name="P28">2. Les premiers monastères mérovingiens</text:p>
      <text:p text:style-name="P28"/>
      <text:p text:style-name="P7">- 220 au début du VII : fondé par moines, évêques, aristocrates, par souverains …</text:p>
      <text:p text:style-name="P7">- monastère royaux / familiaux</text:p>
      <text:p text:style-name="P7">Les moines vivent en communauté sous des règles et un abbé : peuvent sortir en dehors du monastère : ont un rôle auprès des laïques = mission évangélisation : mission de christianisme. </text:p>
      <text:p text:style-name="P8">Les monastère mérovingien ne fonctionnent pas en réseaux : indépendant chacun des autres : suivent leurs propre règles </text:p>
      <text:p text:style-name="P8"/>
      <text:p text:style-name="P8"><text:span text:style-name="T11">Les règles monastiques :</text:span><text:span text:style-name="T10"> </text:span></text:p>
      <text:p text:style-name="P8"><text:span text:style-name="T10">- plusieurs règles : Ve VIe </text:span></text:p>
      <text:p text:style-name="P8"><text:span text:style-name="T10">- Benoit de Nursie : Mont Cassin VIe </text:span></text:p>
      <text:p text:style-name="P8"><text:span text:style-name="T10">- Règle de saint Benoit : 73chapitres </text:span><text:s/><text:span text:style-name="T10">= <text:s/>règle sur l’accent sur deux points : obéir à l’abbé + règle qui vieille à l’équilibre entre la prière et le travail (ora et labora) et repos (méditation)</text:span></text:p>
      <text:p text:style-name="P9">Fin VIe : les monastères des franques se transforme par des moines irlandais qui arrivent sur le continent et arrivent avec leurs règle : Colomban = monachisme irlandais </text:p>
      <text:p text:style-name="P9">Se fait amis avec aristocrates, et fonde plusieurs monastère </text:p>
      <text:p text:style-name="P9">demande au rois de l’expulsé et va en Italie </text:p>
      <text:p text:style-name="P9">Monachisme </text:p>
      <text:p text:style-name="P9">Rien est bien ordonné </text:p>
      <text:p text:style-name="P9"/>
      <text:p text:style-name="P9">- 3facteursfavorables aux carolingien pour réformer l’Église </text:p>
      <text:p text:style-name="P9"><text:span text:style-name="T12">1</text:span>→ <text:s/>Les évêque et les abbés sont ses vassaux </text:p>
      <text:p text:style-name="P9"><text:span text:style-name="T12">2</text:span>→ <text:span text:style-name="T12">Les intellectuels carolingiens (Alcuin, Jonas d’Orléans, Théodulf d’Orléans) soutiennent l’ingérence impériale dans la gestion des affaires de l’Église franque y compris sur les points de dogme : Charlemagne condamne l’évêque Félix Durgel pour hérésie pour aboptisanisme (on en veut pas, pas la même vision de la naissance du Christ) </text:span></text:p>
      <text:p text:style-name="P10">3 → La papauté s’affirme mais ne s’affranchit pas des souverains carolingiens </text:p>
      <text:p text:style-name="P10"/>
      <text:p text:style-name="P10">Le pape : évêque de Rome : pas autorité sur les évêques non de Rome </text:p>
      <text:p text:style-name="P10">Autant d’églises que de royaumes </text:p>
      <text:p text:style-name="P10">Papoté : avec affaiblissement de l’empire carolingien </text:p>
      <text:p text:style-name="P10"/>
      <text:p text:style-name="P10"/>
      <text:p text:style-name="P10"><text:soft-page-break/></text:p>
      <text:p text:style-name="P10"/>
      <text:p text:style-name="P9"/>
      <text:p text:style-name="P10">affaire temporelle et spirituelle </text:p>
      <text:p text:style-name="P9"/>
      <text:p text:style-name="P23">II.<text:span text:style-name="T12">La réforme carolingienne du clergé séculier </text:span></text:p>
      <text:p text:style-name="P23"/>
      <text:p text:style-name="P10"><text:span text:style-name="T14">A) La sepération des clercs et des laics</text:span> </text:p>
      <text:p text:style-name="P10">- poursuivre Clovis + œuvre de réformes des Pipinides</text:p>
      <text:p text:style-name="P10">- réforme l’église : docile aux souverains jusqu’à Charlemagne</text:p>
      <text:p text:style-name="P10">- réforme carolingienne sous deux aspects :</text:p>
      <text:p text:style-name="P10">→ séparer les pères et <text:span text:style-name="T13">laïcs </text:span>: <text:span text:style-name="T13">en l’interdisant aux clercs de se comporter comme des laïcs : arrêter d’aller à la taverne, de faire la fête : diffuser l’ambition de célibat aux hommes d’église. </text:span></text:p>
      <text:p text:style-name="P11">Pourquoi ? Que les laïcs obéissant mieux si le clercs ont une vie exemplaire : désir de les séparer : pour avoir une meilleure obéissent des laïques. </text:p>
      <text:p text:style-name="P11"/>
      <text:p text:style-name="P20"><text:span text:style-name="T13">B) Le renforcement de la </text:span><text:s/>hiérarchis<text:span text:style-name="T13">ation</text:span> <text:span text:style-name="T13">du </text:span>clergé </text:p>
      <text:p text:style-name="P11">- pape chef théorique de l’église</text:p>
      <text:p text:style-name="P11">- pouvoir de l’évêque métropolitain : archevêque </text:p>
      <text:p text:style-name="P11">- mettre fin aux cultes aristocratique</text:p>
      <text:p text:style-name="P11">- évêque suffragant</text:p>
      <text:p text:style-name="P11">- <text:span text:style-name="T15">Admonitio Generalis</text:span> 789</text:p>
      <text:p text:style-name="P11"/>
      <text:p text:style-name="P11">L’œuvre de consolidation se retourner vers l’empereur : Sous Louis le Pieux, les évêques obtiennent que Le Pieux reconnaissent un position supérieur que sous Charlemagne. </text:p>
      <text:p text:style-name="P11">= les intellectuelles reprennent la mains sous position de guide et de salut du peuple : responsable du salut du roi or se retourne contre lui </text:p>
      <text:p text:style-name="P9"/>
      <text:p text:style-name="P12"><text:span text:style-name="T14">C) Les Chanoines : la grande innovation carolingienne</text:span></text:p>
      <text:p text:style-name="P12">chanoines : personne qui existe, organisé en groupe : prêtres, diacre qui vivent dans l’entour de l’évêque dans sa maison et assure le service de la cathédrale. </text:p>
      <text:p text:style-name="P12">Groupe mais sans nom jusqu’à ce que Chrodegang : faire un groupe aparantiaire : mieux contrôler et subordonné : chanoines avec des règles par l’évêque Chrodegang de Metz </text:p>
      <text:p text:style-name="P12">→ règles des chanoines : règles d’Aix 816: les chanoines forment un groupe et constitue le chapitre cathédrale car ils sont au service de la cathédrale </text:p>
      <text:p text:style-name="P12">- règles moins stricte : doivent vivent dans leur monastère en communauté mais ont le droit de sortir mais les femmes pas le droits de rentrer dans batiment et les hommes en armes non plus = clôture semi-perméable</text:p>
      <text:p text:style-name="P12">- peuvent manger de la viande</text:p>
      <text:p text:style-name="P12">- dormir dans un dortoir</text:p>
      <text:p text:style-name="P12">OR : difficulté de vivre ensemble : donc plusieurs maison individuelle autour de la cathédrale </text:p>
      <text:p text:style-name="P12">- ils ne vivent pas dans la pauvreté(peuvent être individuellement riche) : contrairement aux moines(ne possèdent rien) </text:p>
      <text:p text:style-name="P12">- Obligation : → s’occuper des pauvres ; → former les clercs(direction des écoles cathédrales)  ; → assurer les célébrations liturgiques dans la cathédrale</text:p>
      <text:p text:style-name="P12"/>
      <text:p text:style-name="P24">III. La réforme carolingienne du clergé régulier</text:p>
      <text:p text:style-name="P12">- 800 monastères au VIII</text:p>
      <text:p text:style-name="P12">- Monastères familiaux, et royaux</text:p>
      <text:p text:style-name="P12">- patronage du roi (tuitio)</text:p>
      <text:p text:style-name="P21"><text:soft-page-break/>A) Les enjeux de la réforme des moines </text:p>
      <text:p text:style-name="P12">- Reste enfermer dans leurs monastères et ne voient pas des laiques </text:p>
      <text:p text:style-name="P12">comment on revient moines ? Par vocations(novice (un an de noviciat)) et par oblation <text:s/>= oblat puis noviciat : enfant offert à l’église, pas le choix </text:p>
      <text:p text:style-name="P12"/>
      <text:p text:style-name="P12">Vœux définitif de la formation à prononcer : </text:p>
      <text:p text:style-name="P12">- obéissance à l’abbé</text:p>
      <text:p text:style-name="P12">- de stabilité</text:p>
      <text:p text:style-name="P12">- de chasteté et de pauvreté (conversion des mœurs)</text:p>
      <text:p text:style-name="P12"/>
      <text:p text:style-name="P29">Deux objectifs majeur guide la réforme : </text:p>
      <text:p text:style-name="P12">- imposer la règle de Saint Benoit de Nursie comme règle unique : imposer la même règle à tout les monastères</text:p>
      <text:p text:style-name="P13">- réduire la présence des <text:span text:style-name="T16">laïcs</text:span> au sein des monastères</text:p>
      <text:p text:style-name="P13">- réduire contraintes entres moines et <text:span text:style-name="T16">laïcs</text:span></text:p>
      <text:p text:style-name="P13"><text:span text:style-name="T16">= </text:span> <text:span text:style-name="T16">fonction de charité</text:span>: <text:span text:style-name="T16">hôpital ; hôtellerie</text:span></text:p>
      <text:p text:style-name="P14">Moins accueillir les voyageurs, roi, fonction de formation et instruction (enfants), paysans, Fonction pastorale  </text:p>
      <text:p text:style-name="P14">= confusion des genre : désordonne </text:p>
      <text:p text:style-name="P14">On ne veut plus que les moines soient au contactes des laïcs or quand pas prêtres les moines encadre les populations. </text:p>
      <text:p text:style-name="P15">Rester enfermer dans leur monastère et prier pour le roi, empereur et empire </text:p>
      <text:p text:style-name="P15"/>
      <text:p text:style-name="P15">B) Le rôle de Benoît d’Aniane (Wittiza) : </text:p>
      <text:p text:style-name="P15">- acteur principal de la réforme du clergé régulier : le fait alors qu’il était roi d’Aquitaine (Louis le Pieux) </text:p>
      <text:p text:style-name="P15">- fils d’un comte</text:p>
      <text:p text:style-name="P15">- LLP appelle Benoit d’Aniane pour faire passer les règles à Aix</text:p>
      <text:p text:style-name="P15">- Monastère d’Inden, dirige les monastères de l’Empire : monastère témoin : les moines formé par les règles de saint Benoît vont diffuser ses règles dans les autre contré, ou vont les formé pour diffuser ses lois.</text:p>
      <text:p text:style-name="P15">- par des assemblée d’Aix la Chapelle</text:p>
      <text:p text:style-name="P15">- Capitulaire monastiques 817, 83 articles qui complètent la règle bénéictine</text:p>
      <text:p text:style-name="P15">- deux effets : de la réforme monastique sous le contrôle de B d’Aninane</text:p>
      <text:p text:style-name="P15">→ temps de prière =&gt; travail : trop long temps de prière des moies pour qu’ils n’aient moins de temps de se divertir, font tellement de messe pour les morts qu’ils doivent multiplier les autels = donc sortent beaucoup moins des monastères </text:p>
      <text:p text:style-name="P15">→rôle et puissance des abbés accrûs : augmente leur rôle : librement élu par les moines. </text:p>
      <text:p text:style-name="P15">Cette réforme de plait pas à tout le monde : communauté </text:p>
      <text:p text:style-name="P15">Saint Martin de Tour, Saint-Denis, Saint Hilaire de Poitiers : conservent leur règles sous règles de chanoine avec la possibilité de sortir </text:p>
      <text:p text:style-name="P15"/>
      <text:p text:style-name="P1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" svg:font-family="Arial" style:font-family-generic="swiss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0:37:24.492000000</meta:creation-date>
    <dc:date>2018-02-12T12:23:55.773000000</dc:date>
    <meta:editing-duration>PT25M43S</meta:editing-duration>
    <meta:editing-cycles>5</meta:editing-cycles>
    <meta:generator>LibreOffice/5.3.7.2$Windows_X86_64 LibreOffice_project/6b8ed514a9f8b44d37a1b96673cbbdd077e24059</meta:generator>
    <meta:document-statistic meta:table-count="0" meta:image-count="0" meta:object-count="0" meta:page-count="5" meta:paragraph-count="144" meta:word-count="2075" meta:character-count="12307" meta:non-whitespace-character-count="10282"/>
  </office:meta>
</office:document-meta>
</file>